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7.497cm" style:rel-column-width="4250*"/>
    </style:style>
    <style:style style:name="Tableau1.B" style:family="table-column">
      <style:table-column-properties style:column-width="5.711cm" style:rel-column-width="3238*"/>
    </style:style>
    <style:style style:name="Tableau1.C" style:family="table-column">
      <style:table-column-properties style:column-width="4.794cm" style:rel-column-width="2718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text-properties fo:font-size="2pt" officeooo:paragraph-rsid="00243bb5" style:font-size-asian="1.75pt" style:font-size-complex="2pt"/>
    </style:style>
    <style:style style:name="P4" style:family="paragraph" style:parent-style-name="Table_20_Contents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Addressee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0" style:family="paragraph" style:parent-style-name="Addressee">
      <style:text-properties officeooo:rsid="002e82ec" officeooo:paragraph-rsid="002e82ec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5" style:family="paragraph" style:parent-style-name="Standard">
      <style:text-properties style:use-window-font-color="true" loext:opacity="0%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9" style:family="paragraph" style:parent-style-name="Addressee">
      <loext:graphic-properties draw:fill="none"/>
      <style:paragraph-properties fo:margin-left="1.499cm" fo:margin-right="0cm" fo:margin-top="0cm" fo:margin-bottom="0.106cm" style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0" style:family="paragraph" style:parent-style-name="Addressee" style:master-page-name="">
      <loext:graphic-properties draw:fill="none"/>
      <style:paragraph-properties fo:margin-left="1.499cm" fo:margin-right="0cm" fo:margin-top="0cm" fo:margin-bottom="0.106cm" style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1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2" style:family="paragraph" style:parent-style-name="Standard">
      <style:text-properties fo:color="#ff3333" loext:opacity="100%" fo:font-size="10pt" officeooo:rsid="003dcc4a" officeooo:paragraph-rsid="0029298c" style:font-size-asian="10pt" style:font-size-complex="10pt"/>
    </style:style>
    <style:style style:name="P23" style:family="paragraph" style:parent-style-name="Standard">
      <style:text-properties officeooo:rsid="002beaa7" officeooo:paragraph-rsid="002beaa7"/>
    </style:style>
    <style:style style:name="P24" style:family="paragraph" style:parent-style-name="Standard">
      <style:text-properties officeooo:rsid="002d7c58" officeooo:paragraph-rsid="002d7c58"/>
    </style:style>
    <style:style style:name="P25" style:family="paragraph" style:parent-style-name="Table_20_Contents">
      <style:paragraph-properties fo:text-align="end" style:justify-single-word="false"/>
      <style:text-properties officeooo:rsid="002e0194" officeooo:paragraph-rsid="002e0194"/>
    </style:style>
    <style:style style:name="P26" style:family="paragraph" style:parent-style-name="Standard" style:list-style-name="L2"/>
    <style:style style:name="P27" style:family="paragraph" style:parent-style-name="Standard" style:list-style-name="L3">
      <style:text-properties officeooo:rsid="002e0194" officeooo:paragraph-rsid="002e0194"/>
    </style:style>
    <style:style style:name="P28" style:family="paragraph" style:parent-style-name="Standard" style:list-style-name="L4">
      <style:text-properties officeooo:rsid="002e0194" officeooo:paragraph-rsid="002e0194"/>
    </style:style>
    <style:style style:name="P29" style:family="paragraph" style:parent-style-name="Table_20_Contents">
      <style:paragraph-properties fo:text-align="end" style:justify-single-word="false"/>
      <style:text-properties officeooo:rsid="002affd8" officeooo:paragraph-rsid="002affd8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style:text-position="super 58%"/>
    </style:style>
    <style:style style:name="T6" style:family="text">
      <style:text-properties officeooo:rsid="002e82e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7">Fait à <text:user-defined style:data-style-name="N0" text:name="PV - Lieu">Paris</text:user-defined>, le <text:user-defined style:data-style-name="N76" text:name="Date Livraison">1 février 2022</text:user-defined></text:p>
      <text:p text:style-name="P22"/>
      <text:p text:style-name="Standard"/>
      <text:p text:style-name="P9">Objet : <text:user-defined style:data-style-name="N0" text:name="Projet - Libellé">Application OC Pizza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080974138688">
          <table:table-cell table:style-name="Tableau1.A1" office:value-type="string">
            <text:p text:style-name="P7">Livrable</text:p>
          </table:table-cell>
          <table:table-cell table:style-name="Tableau1.A1" office:value-type="string">
            <text:p text:style-name="P7">Dépôt</text:p>
          </table:table-cell>
          <table:table-cell table:style-name="Tableau1.A1" office:value-type="string">
            <text:p text:style-name="P8">Version</text:p>
          </table:table-cell>
        </table:table-row>
        <table:table-row table:style-name="TableLine2080974144400">
          <table:table-cell table:style-name="Tableau1.A2" office:value-type="string">
            <text:p text:style-name="P5">Code source :</text:p>
            <text:list xml:id="list2487380152" text:style-name="L2">
              <text:list-item>
                <text:p text:style-name="P26">application web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jbbaillet85/documentez-votre-systeme-de-gestion-de-pizzeria" text:style-name="Internet_20_link" text:visited-style-name="Visited_20_Internet_20_Link">https://github.com/jbbaillet85/documentez-votre-systeme-de-gestion-de-pizzeria</text:a> </text:p>
          </table:table-cell>
          <table:table-cell table:style-name="Tableau1.A2" office:value-type="string">
            <text:p text:style-name="P16"/>
            <text:p text:style-name="P29">1.0</text:p>
          </table:table-cell>
        </table:table-row>
        <table:table-row table:style-name="TableLine2080974146576">
          <table:table-cell table:style-name="Tableau1.A2" office:value-type="string">
            <text:p text:style-name="P5">Scripts SQL de création et configuration de la base de données :</text:p>
            <text:list xml:id="list2474000080" text:style-name="L3">
              <text:list-item>
                <text:p text:style-name="P27">Script de création de la base de donnée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jbbaillet85/documentez-votre-systeme-de-gestion-de-pizzeria/blob/main/config/postgresql.sql" text:style-name="Internet_20_link" text:visited-style-name="Visited_20_Internet_20_Link">https://github.com/jbbaillet85/documentez-votre-systeme-de-gestion-de-pizzeria/blob/main/config/postgresql.sql</text:a> </text:p>
          </table:table-cell>
          <table:table-cell table:style-name="Tableau1.A2" office:value-type="string">
            <text:p text:style-name="P25">1.0</text:p>
          </table:table-cell>
        </table:table-row>
        <table:table-row table:style-name="TableLine2080974139504">
          <table:table-cell table:style-name="Tableau1.A2" office:value-type="string">
            <text:p text:style-name="P5">Documentation :</text:p>
            <text:list xml:id="list4005591920" text:style-name="L4">
              <text:list-item>
                <text:p text:style-name="P28">Dossier de conception fonctionnelle</text:p>
              </text:list-item>
              <text:list-item>
                <text:p text:style-name="P28">Dossier de conception technique</text:p>
              </text:list-item>
              <text:list-item>
                <text:p text:style-name="P28">Dossier d’exploitation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jbbaillet85/documentez-votre-systeme-de-gestion-de-pizzeria/tree/main/doc" text:style-name="Internet_20_link" text:visited-style-name="Visited_20_Internet_20_Link">https://github.com/jbbaillet85/documentez-votre-systeme-de-gestion-de-pizzeria/tree/main/doc</text:a> </text:p>
          </table:table-cell>
          <table:table-cell table:style-name="Tableau1.A2" office:value-type="string">
            <text:p text:style-name="P25">1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 table:style-name="TableLine2080974136240">
          <table:table-cell table:style-name="Tableau2.A1" office:value-type="string">
            <text:p text:style-name="P7">Détail de la livraison</text:p>
          </table:table-cell>
        </table:table-row>
        <table:table-row table:style-name="TableLine2080974145488">
          <table:table-cell table:style-name="Tableau2.A2" office:value-type="string">
            <text:p text:style-name="P24">Aujourd’hui, 1<text:span text:style-name="T5">er</text:span> février 2022, la société IT Consulting and Development a livré à OC Pizza a livré les éléments suivants :</text:p>
            <text:p text:style-name="P24">- Application web OC Pizza prête à être installé sur le serveur</text:p>
            <text:p text:style-name="P24">- Scripts de création <text:s/>de la base de donnée</text:p>
            <text:p text:style-name="P24">- Documentation incluant le dossier d’exploitation expliquant comment installer et utiliser l’application</text:p>
          </table:table-cell>
        </table:table-row>
      </table:table>
      <text:p text:style-name="P15"/>
      <table:table table:name="Tableau4" table:style-name="Tableau4">
        <table:table-column table:style-name="Tableau4.A"/>
        <table:table-row table:style-name="TableLine2080974147936">
          <table:table-cell table:style-name="Tableau4.A1" office:value-type="string">
            <text:p text:style-name="P7">Anomalies non corrigées, problèmes connus</text:p>
          </table:table-cell>
        </table:table-row>
        <table:table-row table:style-name="TableLine2080974136784">
          <table:table-cell table:style-name="Tableau4.A2" office:value-type="string">
            <text:p text:style-name="P23">Il n’y a pas à ce jour de problèmes ou anomalies identifié</text:p>
          </table:table-cell>
        </table:table-row>
      </table:table>
      <text:p text:style-name="P15"/>
      <table:table table:name="Tableau5" table:style-name="Tableau5">
        <table:table-column table:style-name="Tableau5.A"/>
        <table:table-row table:style-name="TableLine2080974141136">
          <table:table-cell table:style-name="Tableau5.A1" office:value-type="string">
            <text:p text:style-name="P7">Actions à réaliser, mode opératoire</text:p>
          </table:table-cell>
        </table:table-row>
        <table:table-row table:style-name="TableLine2080974141680">
          <table:table-cell table:style-name="Tableau5.A2" office:value-type="string">
            <text:p text:style-name="Table_20_Contents">- Redéployer l’application web</text:p>
            <text:p text:style-name="Table_20_Contents">- <text:span text:style-name="T6">Surveiller le bon fonctionnement grâce aux outils de monitoring</text:span></text:p>
          </table:table-cell>
        </table:table-row>
      </table:table>
      <text:p text:style-name="Standard"/>
      <text:p text:style-name="Standard"/>
      <text:p text:style-name="P7">Date de la livraison : <text:user-defined style:data-style-name="N36" text:name="Date Livraison">01/02/2022</text:user-defined></text:p>
      <text:p text:style-name="P7">Date de la réception : ________________________</text:p>
      <text:p text:style-name="P7"/>
      <text:p text:style-name="P18"><text:soft-page-break/>La réception est prononcée :</text:p>
      <text:p text:style-name="P21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1"><draw:text-box fo:min-height="15.076cm"><text:p text:style-name="Frame_20_contents"/></draw:text-box></draw:frame></text:p>
      <text:p text:style-name="Standard"/>
      <text:p text:style-name="P20">Fait à <text:tab/><text:tab/><text:tab/>Pour <text:user-defined style:data-style-name="N0" text:name="Client">OC Pizza</text:user-defined></text:p>
      <text:p text:style-name="P19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style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M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3" style:family="paragraph" style:parent-style-name="Standard">
      <style:text-properties fo:font-size="2pt" officeooo:paragraph-rsid="00243bb5" style:font-size-asian="1.75pt" style:font-size-complex="2pt"/>
    </style:style>
    <style:style style:name="MP4" style:family="paragraph" style:parent-style-name="Table_20_Contents">
      <style:text-properties style:text-underline-style="solid" style:text-underline-width="auto" style:text-underline-color="font-color"/>
    </style:style>
    <style:style style:name="MP5" style:family="paragraph" style:parent-style-name="Addressee">
      <style:text-properties fo:font-weight="bold" style:font-weight-asian="bold" style:font-weight-complex="bold"/>
    </style:style>
    <style:style style:name="MP6" style:family="paragraph" style:parent-style-name="Addressee">
      <style:text-properties officeooo:rsid="002e82ec" officeooo:paragraph-rsid="002e82ec"/>
    </style:style>
    <style:style style:name="MP7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 table:style-name="TableLine2080974141408">
            <table:table-cell table:style-name="Tableau3.A1" office:value-type="string">
              <text:p text:style-name="MP4">Nom et adresse du client :</text:p>
            </table:table-cell>
            <table:table-cell table:style-name="Tableau3.A1" office:value-type="string">
              <text:p text:style-name="MP4">Projet :</text:p>
            </table:table-cell>
          </table:table-row>
          <table:table-row table:style-name="TableLine2080974144128">
            <table:table-cell table:style-name="Tableau3.A2" office:value-type="string">
              <text:p text:style-name="MP5"><text:user-defined style:data-style-name="N0" text:name="Client">OC Pizza</text:user-defined></text:p>
              <text:p text:style-name="MP6">12 rue des Acacias</text:p>
              <text:p text:style-name="MP6">75017 Paris </text:p>
            </table:table-cell>
            <table:table-cell table:style-name="Tableau3.A2" office:value-type="string">
              <text:p text:style-name="MP5"><text:user-defined style:data-style-name="N0" text:name="Projet - Libellé">Application OC Pizza</text:user-defined><draw:frame draw:style-name="Mfr1" draw:name="Image2" text:anchor-type="char" svg:x="4.214cm" svg:y="-2.838cm" svg:width="1.776cm" svg:height="1.799cm" draw:z-index="2"><draw:image xlink:href="Pictures/100000000000012C000001307F4A9C217E7B7EF5.jpg" xlink:type="simple" xlink:show="embed" xlink:actuate="onLoad" draw:mime-type="image/jpeg"/></draw:frame></text:p>
              <text:p text:style-name="Addressee">Ref. Interne : <text:user-defined style:data-style-name="N0" text:name="Projet - Ref Int.">09878908</text:user-defined></text:p>
              <text:p text:style-name="Addressee">Ref. Client : <text:user-defined style:data-style-name="N0" text:name="Projet - Ref Ext.">20228908</text:user-defined></text:p>
            </table:table-cell>
          </table:table-row>
        </table:table>
        <text:p text:style-name="Standard"/>
      </style:header>
      <style:footer>
        <text:p text:style-name="MP2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&lt;Entreprise&gt;</text:p>
            </table:table-cell>
            <table:table-cell table:style-name="Tableau6.A1" office:value-type="string">
              <text:p text:style-name="MP8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9">&lt;siteWebEntreprise&gt;</text:p>
            </table:table-cell>
            <table:table-cell table:style-name="Tableau6.A1" office:value-type="string">
              <text:p text:style-name="MP10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4-01T09:11:42</meta:creation-date>
    <meta:editing-duration>PT4H37M25S</meta:editing-duration>
    <meta:editing-cycles>63</meta:editing-cycles>
    <meta:generator>LibreOffice/7.2.4.1$Windows_X86_64 LibreOffice_project/27d75539669ac387bb498e35313b970b7fe9c4f9</meta:generator>
    <meta:initial-creator>Loïc GUIBERT</meta:initial-creator>
    <dc:date>2022-01-10T21:07:44.087000000</dc:date>
    <dc:subject>Livraison finale</dc:subject>
    <dc:title>Procés verbal de livraison</dc:title>
    <meta:document-statistic meta:table-count="6" meta:image-count="1" meta:object-count="0" meta:page-count="2" meta:paragraph-count="50" meta:word-count="255" meta:character-count="1768" meta:non-whitespace-character-count="1550"/>
    <meta:user-defined meta:name="Client">OC Pizza</meta:user-defined>
    <meta:user-defined meta:name="Date Livraison" meta:value-type="date">2022-02-01</meta:user-defined>
    <meta:user-defined meta:name="PV - Lieu">Paris</meta:user-defined>
    <meta:user-defined meta:name="Projet - Libellé">Application OC Pizza</meta:user-defined>
    <meta:user-defined meta:name="Projet - Ref Ext." meta:value-type="string">20228908</meta:user-defined>
    <meta:user-defined meta:name="Projet - Ref Int." meta:value-type="string">09878908</meta:user-defined>
    <meta:template xlink:type="simple" xlink:actuate="onRequest" xlink:title="openrun-pv-livraison" xlink:href="../../../../../../../gestion/modeles/openrun-pv-livraison.ott" meta:date="2014-04-01T09:11:41"/>
  </office:meta>
</office:document-meta>
</file>